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2" style:family="paragraph" style:parent-style-name="Standard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indent="1.217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STHeiti" style:font-name-asian="STHeiti"/>
    </style:style>
    <style:style style:name="P5" style:family="paragraph" style:parent-style-name="Text_20_body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STHeiti" fo:font-size="14pt" fo:font-weight="normal" style:font-name-asian="STHeiti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9" style:family="paragraph" style:parent-style-name="Heading_20_2">
      <style:text-properties style:font-name="STHeiti" style:font-name-asian="STHeiti"/>
    </style:style>
    <style:style style:name="P10" style:family="paragraph" style:parent-style-name="Heading_20_2">
      <style:text-properties style:font-name="STHeiti" fo:font-style="italic" style:font-name-asian="STHeiti" style:font-style-asian="italic" style:font-style-complex="italic"/>
    </style:style>
    <style:style style:name="P11" style:family="paragraph" style:parent-style-name="Heading_20_2">
      <style:text-properties style:font-name="STHeiti" fo:font-size="14pt" fo:font-weight="normal" style:font-name-asian="STHeiti" style:font-size-asian="14pt" style:font-weight-asian="normal" style:font-size-complex="14pt" style:font-weight-complex="normal"/>
    </style:style>
    <style:style style:name="P12" style:family="paragraph" style:parent-style-name="Heading_20_2">
      <style:text-properties fo:font-style="italic" style:font-name-asian="STHeiti" style:font-style-asian="italic" style:font-style-complex="italic"/>
    </style:style>
    <style:style style:name="P13" style:family="paragraph" style:parent-style-name="Standard">
      <style:paragraph-properties fo:margin-left="0cm" fo:margin-right="0cm" fo:text-indent="1.191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 fo:margin-left="0cm" fo:margin-right="0cm" fo:text-indent="4.286cm" style:auto-text-indent="false"/>
      <style:text-properties style:font-name="STHeiti" style:font-name-asian="STHeiti"/>
    </style:style>
    <style:style style:name="T1" style:family="text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2" style:family="text">
      <style:text-properties style:font-name="STHeiti" fo:font-size="11pt" fo:font-weight="bold" style:font-name-asian="STHeiti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6" style:family="text">
      <style:text-properties fo:color="#ff000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8" style:family="text">
      <style:text-properties fo:color="#9999f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黑客防线C/C++黑客编程.2.2</text:h>
      <text:p text:style-name="P1"/>
      <text:h text:style-name="P10" text:outline-level="2">本节前置知识要求:</text:h>
      <text:p text:style-name="P3">1.基本的C语言语法的掌握</text:p>
      <text:p text:style-name="P3">2.对Windows数据结构有一定的基础</text:p>
      <text:p text:style-name="P3">3.有一定的自我学习能力.</text:p>
      <text:p text:style-name="P3">4.对上一节内容有切实的理解</text:p>
      <text:p text:style-name="P2"/>
      <text:h text:style-name="P9" text:outline-level="2">本节课主要内容:</text:h>
      <text:p text:style-name="P4"><text:tab/>1. 了解一些POP3协议</text:p>
      <text:p text:style-name="P4"><text:tab/>2. 实现POP3协议中用户验证的部分</text:p>
      <text:p text:style-name="P4"><text:tab/>3. 在实现了用户验证的基础上构造一个POP3帐号密码枚举器</text:p>
      <text:p text:style-name="P3"/>
      <text:h text:style-name="P9" text:outline-level="2">主要模块:</text:h>
      <text:p text:style-name="P13">使用了上节课的程序框架，改变破解函数的实现即可。</text:p>
      <text:p text:style-name="P3"/>
      <text:h text:style-name="P12" text:outline-level="2">用户验证部分的协议:</text:h>
      <text:p text:style-name="P14"><text:tab/>登录指令:</text:p>
      <text:p text:style-name="P14"><text:tab/><text:tab/>user [用户名]</text:p>
      <text:p text:style-name="P14"><text:tab/>密码:</text:p>
      <text:p text:style-name="P14"><text:tab/><text:tab/>pass [密码]</text:p>
      <text:p text:style-name="P14"><text:tab/>反馈提示, 成功会在第2和第3字节返回'O'和'K'</text:p>
      <text:p text:style-name="P14"/>
      <text:h text:style-name="P9" text:outline-level="2">程序流程:</text:h>
      <text:p text:style-name="P4">红色部分为线程函数:</text:p>
      <text:p text:style-name="P4"><text:span text:style-name="T9">main函数</text:span><text:tab/><text:tab/><text:tab/>启动一个 <text:span text:style-name="T5">process_queue</text:span><text:span text:style-name="T7">和若干个</text:span><text:span text:style-name="T5">_crack_pro</text:span></text:p>
      <text:p text:style-name="P4"><text:tab/>+---<text:span text:style-name="T9"> </text:span><text:span text:style-name="T4">init_cracker</text:span><text:span text:style-name="T3">() </text:span><text:span text:style-name="T6">-----+-------------------------------------------------------+</text:span></text:p>
      <text:p text:style-name="P4"><text:span text:style-name="T3"><text:s/><text:tab/>|<text:tab/><text:tab/><text:tab/> <text:s text:c="4"/></text:span><text:span text:style-name="T6"><text:s/>|<text:tab/><text:tab/><text:tab/><text:tab/><text:tab/><text:tab/> <text:s text:c="4"/>| <text:s/>开始破解密码</text:span></text:p>
      <text:p text:style-name="P4"><text:span text:style-name="T3"><text:tab/>|<text:tab/><text:tab/><text:tab/> <text:s text:c="3"/></text:span><text:span text:style-name="T6"><text:s text:c="2"/>|<text:tab/><text:tab/><text:tab/><text:tab/>+------+------+------+------+------+</text:span></text:p>
      <text:p text:style-name="P4"><text:span text:style-name="T3"><text:tab/>|<text:tab/><text:tab/><text:tab/> <text:s text:c="5"/></text:span><text:span text:style-name="T6">|</text:span><text:span text:style-name="T6"><text:tab/><text:tab/><text:tab/><text:tab/>| <text:s text:c="7"/>| <text:s text:c="6"/>| <text:s text:c="9"/>| <text:s text:c="7"/>| <text:s text:c="7"/>|</text:span></text:p>
      <text:p text:style-name="P4"><text:span text:style-name="T3"><text:tab/>|<text:tab/><text:tab/><text:tab/> <text:s text:c="5"/></text:span><text:span text:style-name="T6">|<text:tab/><text:tab/><text:tab/><text:tab/>| <text:s text:c="7"/>| <text:s text:c="6"/>| <text:s text:c="9"/>| <text:s text:c="7"/>| <text:s text:c="7"/>|</text:span></text:p>
      <text:p text:style-name="P4"><text:span text:style-name="T3"><text:tab/>|<text:tab/><text:tab/></text:span><text:span text:style-name="T5">process_queue</text:span><text:span text:style-name="T3"><text:tab/><text:tab/></text:span><text:span text:style-name="T5">_crack_pro...(若干个线程运行)..._crack_pro</text:span></text:p>
      <text:p text:style-name="P4"><text:span text:style-name="T1"><text:tab/>|<text:tab/><text:tab/><text:tab/></text:span><text:span text:style-name="T5">|<text:tab/><text:tab/><text:tab/></text:span><text:span text:style-name="T5"><text:tab/> <text:s/>^</text:span><text:span text:style-name="T1"><text:tab/><text:tab/><text:tab/><text:tab/></text:span><text:span text:style-name="T3"><text:tab/></text:span></text:p>
      <text:p text:style-name="P4"><text:span text:style-name="T3"><text:tab/>|<text:tab/><text:tab/><text:tab/></text:span><text:span text:style-name="T6">|<text:tab/><text:tab/><text:tab/><text:tab/> <text:s/>|</text:span></text:p>
      <text:p text:style-name="P4"><text:span text:style-name="T3"><text:tab/>|<text:tab/><text:tab/><text:tab/></text:span><text:span text:style-name="T6">+====使用队列传输密码====+</text:span></text:p>
      <text:p text:style-name="P5"><text:soft-page-break/><text:tab/>|</text:p>
      <text:p text:style-name="P4"><text:span text:style-name="T3"><text:tab/>+--- </text:span><text:span text:style-name="T4">crack_pwd</text:span><text:span text:style-name="T3">() <text:s/></text:span><text:span text:style-name="T8">waiting &lt;--------------------等待以上的所有线程返回<text:tab/></text:span><text:span text:style-name="T3"><text:tab/><text:tab/><text:tab/></text:span></text:p>
      <text:p text:style-name="P5"><text:tab/>|</text:p>
      <text:p text:style-name="P4"><text:span text:style-name="T3"><text:tab/>+--- </text:span><text:span text:style-name="T2">free_cracker</text:span><text:span text:style-name="T1">()</text:span></text:p>
      <text:p text:style-name="P5">Exit退出程序</text:p>
      <text:p text:style-name="P5"/>
      <text:p text:style-name="P8">破解执行函数_crack_pro的流程：</text:p>
      <text:p text:style-name="P8"><text:tab/><text:span text:style-name="T10">开始</text:span></text:p>
      <text:p text:style-name="P8"><text:tab/>无尽循环</text:p>
      <text:p text:style-name="P8"><text:tab/><text:tab/>读取管道中的字符串</text:p>
      <text:p text:style-name="P8"><text:tab/><text:tab/><text:span text:style-name="T10">如果</text:span> 是退出标识 <text:span text:style-name="T10">则</text:span></text:p>
      <text:p text:style-name="P8"><text:tab/><text:tab/><text:tab/>退出循环</text:p>
      <text:p text:style-name="P8"><text:tab/><text:tab/><text:span text:style-name="T10">否则</text:span> </text:p>
      <text:p text:style-name="P8"><text:tab/><text:tab/><text:tab/>尝试连接pop3服务器</text:p>
      <text:p text:style-name="P8"><text:tab/><text:tab/><text:tab/>发送用户名</text:p>
      <text:p text:style-name="P8"><text:tab/><text:tab/><text:tab/><text:span text:style-name="T10">如果</text:span> 返回OK<text:span text:style-name="T10">则</text:span></text:p>
      <text:p text:style-name="P8"><text:tab/><text:tab/><text:tab/><text:tab/>发送密码</text:p>
      <text:p text:style-name="P8"><text:tab/><text:tab/><text:tab/><text:tab/><text:span text:style-name="T10">如果</text:span> 返回OK<text:span text:style-name="T10">则</text:span></text:p>
      <text:p text:style-name="P8"><text:tab/><text:tab/><text:tab/><text:tab/><text:tab/>枚举状态 = 成功</text:p>
      <text:p text:style-name="P8"><text:tab/><text:tab/><text:tab/><text:tab/><text:span text:style-name="T10">否则</text:span></text:p>
      <text:p text:style-name="P8"><text:tab/><text:tab/><text:tab/><text:tab/><text:tab/>枚举状态 = 密码错误</text:p>
      <text:p text:style-name="P8"><text:tab/><text:tab/><text:tab/><text:span text:style-name="T10">否则</text:span></text:p>
      <text:p text:style-name="P8"><text:tab/><text:tab/><text:tab/><text:tab/>枚举状态 = 登录失败</text:p>
      <text:p text:style-name="P8"><text:tab/><text:tab/><text:tab/>输出枚举状态对应的各个信息</text:p>
      <text:p text:style-name="P8"><text:tab/><text:tab/><text:tab/><text:span text:style-name="T10">如果</text:span> 枚举状态 = 成功 <text:span text:style-name="T10">则</text:span></text:p>
      <text:p text:style-name="P8"><text:tab/><text:tab/><text:tab/><text:tab/>退出循环</text:p>
      <text:p text:style-name="P8"><text:tab/><text:tab/><text:tab/><text:span text:style-name="T10">否则</text:span></text:p>
      <text:p text:style-name="P8"><text:tab/><text:tab/><text:tab/><text:tab/>继续下次循环尝试</text:p>
      <text:p text:style-name="P8"><text:tab/><text:span text:style-name="T10">结束</text:span></text:p>
      <text:p text:style-name="P8"><text:tab/></text:p>
      <text:p text:style-name="P8"><text:tab/><text:tab/><text:tab/><text:tab/><text:tab/></text:p>
      <text:p text:style-name="P8"><text:tab/><text:tab/><text:tab/><text:tab/><text:tab/><text:tab/></text:p>
      <text:h text:style-name="P11" text:outline-level="2"/>
      <text:p text:style-name="P6"><text:tab/></text:p>
      <text:p text:style-name="P7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宋体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hellex</meta:initial-creator>
    <meta:creation-date>2007-11-02T16:09:57</meta:creation-date>
    <dc:creator>Shellex</dc:creator>
    <dc:date>2007-12-10T16:04:44</dc:date>
    <meta:editing-cycles>27</meta:editing-cycles>
    <meta:editing-duration>PT1H54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2" meta:word-count="236" meta:character-count="1057"/>
  </office:meta>
</office:document-meta>
</file>